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1.377cm" style:rel-column-width="43862*"/>
    </style:style>
    <style:style style:name="Tableau1.B" style:family="table-column">
      <style:table-column-properties style:column-width="5.622cm" style:rel-column-width="2167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fr" fo:country="F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color="#ff3333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2">A faire...</text:p>
      <text:p text:style-name="P3"/>
      <text:p text:style-name="P3"/>
      <text:p text:style-name="P3"/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RmDv : backup registers accès</text:p>
          </table:table-cell>
          <table:table-cell table:style-name="Tableau1.B1" office:value-type="string">
            <text:p text:style-name="P5">Faire une fonction qui factorise</text:p>
          </table:table-cell>
        </table:table-row>
        <table:table-row>
          <table:table-cell table:style-name="Tableau1.A2" office:value-type="string">
            <text:p text:style-name="P5">RmDv : faire le réglage de l'intervalle de temps</text:p>
          </table:table-cell>
          <table:table-cell table:style-name="Tableau1.B2" office:value-type="string">
            <text:p text:style-name="P5">Mettre 5sec en plus pour chaque RmDv.</text:p>
          </table:table-cell>
        </table:table-row>
        <table:table-row>
          <table:table-cell table:style-name="Tableau1.A2" office:value-type="string">
            <text:p text:style-name="P5">RmDv: vérifier/compléter les commandes IR</text:p>
          </table:table-cell>
          <table:table-cell table:style-name="Tableau1.B2" office:value-type="string">
            <text:p text:style-name="P5">Marche avec LED normale !!! donc bien comprendre pourquoi le code marche :!!!</text:p>
          </table:table-cell>
        </table:table-row>
        <table:table-row>
          <table:table-cell table:style-name="Tableau1.A2" office:value-type="string">
            <text:p text:style-name="P5">RmDv : faire le trou pour passer la LED IR + bouton reset ? Attention, aucun trou pour module ext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Réseau FSK SGw: afficher LCD 5 RmDv : D1:00 <text:s/>D2:65 D3:10 <text:s text:c="3"/>D4:99 D5: 00</text:p>
          </table:table-cell>
          <table:table-cell table:style-name="Tableau1.B2" office:value-type="string">
            <text:p text:style-name="P5">OK voir InfoLCD.c</text:p>
          </table:table-cell>
        </table:table-row>
        <table:table-row>
          <table:table-cell table:style-name="Tableau1.A2" office:value-type="string">
            <text:p text:style-name="P5">Réseau FSK SGw : tester les 5 modules</text:p>
          </table:table-cell>
          <table:table-cell table:style-name="Tableau1.B2" office:value-type="string">
            <text:p text:style-name="P5">OK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7">Système : faire fonctionner l'ensemble en mode programmation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Système : acheter écran tactile et mettre python en déclenchement automatique.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IHM : faire un fichier de backup pour redémarrage + penser redémarrage SGw + penser première mise en service module RmDv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Système : faire fonctionner l'ensemble en mode Automatique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1</text:page-number>/<text:page-count>1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4-18T20:39:45.86</dc:date>
    <meta:editing-duration>P9DT9M34S</meta:editing-duration>
    <meta:editing-cycles>166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1" meta:image-count="0" meta:object-count="0" meta:page-count="1" meta:paragraph-count="18" meta:word-count="141" meta:character-count="824"/>
    <meta:user-defined meta:name="Info 1"/>
    <meta:user-defined meta:name="Info 2"/>
    <meta:user-defined meta:name="Info 3"/>
    <meta:user-defined meta:name="Info 4"/>
  </office:meta>
</office:document-meta>
</file>